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fo:language="ru" fo:country="RU" officeooo:rsid="000a69c9" officeooo:paragraph-rsid="000a69c9"/>
    </style:style>
    <style:style style:name="P5" style:family="paragraph" style:parent-style-name="Text_20_body">
      <style:text-properties fo:language="ru" fo:country="RU" officeooo:rsid="000bea41" officeooo:paragraph-rsid="000bea41"/>
    </style:style>
    <style:style style:name="P6" style:family="paragraph" style:parent-style-name="Text_20_body">
      <style:text-properties fo:language="ru" fo:country="RU" officeooo:rsid="000ce7e8" officeooo:paragraph-rsid="000ce7e8"/>
    </style:style>
    <style:style style:name="P7" style:family="paragraph" style:parent-style-name="Text_20_body">
      <style:text-properties fo:language="ru" fo:country="RU" officeooo:rsid="000d8a5c" officeooo:paragraph-rsid="000d8a5c"/>
    </style:style>
    <style:style style:name="P8" style:family="paragraph" style:parent-style-name="Text_20_body">
      <style:text-properties fo:language="ru" fo:country="RU" officeooo:rsid="001183a8" officeooo:paragraph-rsid="001183a8"/>
    </style:style>
    <style:style style:name="P9" style:family="paragraph" style:parent-style-name="Text_20_body">
      <style:text-properties fo:language="ru" fo:country="RU" officeooo:rsid="00127e34" officeooo:paragraph-rsid="00127e34"/>
    </style:style>
    <style:style style:name="P10" style:family="paragraph" style:parent-style-name="Text_20_body">
      <style:text-properties fo:language="ru" fo:country="RU" officeooo:rsid="0013f319" officeooo:paragraph-rsid="0013f319"/>
    </style:style>
    <style:style style:name="P11" style:family="paragraph" style:parent-style-name="Text_20_body">
      <style:text-properties fo:language="ru" fo:country="RU" officeooo:rsid="001600af" officeooo:paragraph-rsid="001600af"/>
    </style:style>
    <style:style style:name="P12" style:family="paragraph" style:parent-style-name="Text_20_body">
      <style:text-properties fo:language="ru" fo:country="RU" officeooo:rsid="0017e4b9" officeooo:paragraph-rsid="0017e4b9"/>
    </style:style>
    <style:style style:name="P13" style:family="paragraph" style:parent-style-name="Text_20_body">
      <style:text-properties fo:language="ru" fo:country="RU" officeooo:rsid="00193588" officeooo:paragraph-rsid="00193588"/>
    </style:style>
    <style:style style:name="P14" style:family="paragraph" style:parent-style-name="Text_20_body">
      <style:text-properties fo:language="ru" fo:country="RU" officeooo:rsid="001b1db0" officeooo:paragraph-rsid="001b1db0"/>
    </style:style>
    <style:style style:name="P15" style:family="paragraph" style:parent-style-name="Text_20_body">
      <style:text-properties officeooo:paragraph-rsid="0013f319"/>
    </style:style>
    <style:style style:name="P16" style:family="paragraph" style:parent-style-name="Text_20_body">
      <style:text-properties officeooo:rsid="001b9db8"/>
    </style:style>
    <style:style style:name="P17" style:family="paragraph" style:parent-style-name="Text_20_body">
      <style:text-properties officeooo:rsid="001b9db8" officeooo:paragraph-rsid="001b9db8"/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text-properties fo:language="ru" fo:country="RU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language="ru" fo:country="RU"/>
    </style:style>
    <style:style style:name="P23" style:family="paragraph" style:parent-style-name="Heading_20_1">
      <style:paragraph-properties fo:break-before="page"/>
      <style:text-properties officeooo:rsid="001daca9" officeooo:paragraph-rsid="001daca9"/>
    </style:style>
    <style:style style:name="P24" style:family="paragraph" style:parent-style-name="Heading_20_2">
      <style:text-properties officeooo:paragraph-rsid="001b9db8"/>
    </style:style>
    <style:style style:name="P25" style:family="paragraph" style:parent-style-name="Heading_20_2">
      <style:text-properties fo:language="ru" fo:country="RU" officeooo:rsid="001b9db8" officeooo:paragraph-rsid="001b9db8"/>
    </style:style>
    <style:style style:name="P26" style:family="paragraph" style:parent-style-name="Heading_20_2">
      <style:text-properties fo:language="ru" fo:country="RU" officeooo:rsid="001daca9" officeooo:paragraph-rsid="001daca9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fo:language="ru" fo:country="RU" officeooo:rsid="001183a8" officeooo:paragraph-rsid="001183a8"/>
    </style:style>
    <style:style style:name="P29" style:family="paragraph" style:parent-style-name="Heading_20_3">
      <style:text-properties officeooo:paragraph-rsid="00127e34"/>
    </style:style>
    <style:style style:name="P30" style:family="paragraph" style:parent-style-name="Text_20_body" style:list-style-name="L1">
      <style:text-properties fo:language="ru" fo:country="RU" officeooo:rsid="000bea41" officeooo:paragraph-rsid="000bea41"/>
    </style:style>
    <style:style style:name="P31" style:family="paragraph" style:parent-style-name="Text_20_body" style:list-style-name="L1">
      <style:text-properties fo:language="ru" fo:country="RU" officeooo:rsid="000b9170" officeooo:paragraph-rsid="000b9170"/>
    </style:style>
    <style:style style:name="P32" style:family="paragraph" style:parent-style-name="Text_20_body">
      <style:text-properties fo:language="ru" fo:country="RU" officeooo:rsid="000d8a5c"/>
    </style:style>
    <style:style style:name="P33" style:family="paragraph" style:parent-style-name="Text_20_body" style:list-style-name="L2">
      <style:text-properties fo:language="ru" fo:country="RU" officeooo:rsid="001183a8" officeooo:paragraph-rsid="001183a8"/>
    </style:style>
    <style:style style:name="P34" style:family="paragraph" style:parent-style-name="Text_20_body" style:list-style-name="L2">
      <style:text-properties fo:language="ru" fo:country="RU" officeooo:rsid="00127e34" officeooo:paragraph-rsid="00127e34"/>
    </style:style>
    <style:style style:name="P35" style:family="paragraph" style:parent-style-name="Text_20_body" style:list-style-name="L8">
      <style:text-properties fo:language="ru" fo:country="RU" officeooo:rsid="001600af" officeooo:paragraph-rsid="001600af"/>
    </style:style>
    <style:style style:name="P36" style:family="paragraph" style:parent-style-name="Text_20_body" style:list-style-name="L9">
      <style:text-properties fo:language="ru" fo:country="RU" officeooo:rsid="001600af" officeooo:paragraph-rsid="001600af"/>
    </style:style>
    <style:style style:name="P37" style:family="paragraph" style:parent-style-name="Text_20_body" style:list-style-name="L9">
      <style:text-properties fo:language="ru" fo:country="RU" officeooo:rsid="0016d9f4" officeooo:paragraph-rsid="0016d9f4"/>
    </style:style>
    <style:style style:name="P38" style:family="paragraph" style:parent-style-name="Text_20_body" style:list-style-name="L9">
      <style:text-properties fo:language="ru" fo:country="RU" officeooo:rsid="0017e4b9" officeooo:paragraph-rsid="0017e4b9"/>
    </style:style>
    <style:style style:name="P39" style:family="paragraph" style:parent-style-name="Text_20_body" style:list-style-name="L10">
      <style:text-properties fo:language="ru" fo:country="RU" officeooo:rsid="00193588" officeooo:paragraph-rsid="00193588"/>
    </style:style>
    <style:style style:name="P40" style:family="paragraph" style:parent-style-name="Text_20_body" style:list-style-name="L11">
      <style:text-properties fo:language="ru" fo:country="RU" officeooo:rsid="00193588" officeooo:paragraph-rsid="00193588"/>
    </style:style>
    <style:style style:name="P41" style:family="paragraph" style:parent-style-name="Text_20_body" style:list-style-name="L11">
      <style:text-properties fo:language="ru" fo:country="RU" officeooo:rsid="0019aac5" officeooo:paragraph-rsid="0019aac5"/>
    </style:style>
    <style:style style:name="P42" style:family="paragraph" style:parent-style-name="Text_20_body">
      <style:text-properties fo:language="ru" fo:country="RU" officeooo:rsid="001b1db0" officeooo:paragraph-rsid="001b1db0"/>
    </style:style>
    <style:style style:name="P43" style:family="paragraph" style:parent-style-name="Text_20_body">
      <style:text-properties fo:language="ru" fo:country="RU" officeooo:rsid="001b9db8" officeooo:paragraph-rsid="001b9db8"/>
    </style:style>
    <style:style style:name="P44" style:family="paragraph" style:parent-style-name="Text_20_body" style:list-style-name="L1">
      <style:text-properties officeooo:rsid="000bea41" officeooo:paragraph-rsid="000bea41"/>
    </style:style>
    <style:style style:name="P45" style:family="paragraph" style:parent-style-name="Text_20_body" style:list-style-name="L2">
      <style:text-properties officeooo:paragraph-rsid="00127e34"/>
    </style:style>
    <style:style style:name="P46" style:family="paragraph" style:parent-style-name="Text_20_body" style:list-style-name="L3">
      <style:text-properties officeooo:paragraph-rsid="00127e34"/>
    </style:style>
    <style:style style:name="P47" style:family="paragraph" style:parent-style-name="Text_20_body" style:list-style-name="L4">
      <style:text-properties officeooo:paragraph-rsid="00127e34"/>
    </style:style>
    <style:style style:name="P48" style:family="paragraph" style:parent-style-name="Text_20_body" style:list-style-name="L5">
      <style:text-properties officeooo:paragraph-rsid="00127e34"/>
    </style:style>
    <style:style style:name="P49" style:family="paragraph" style:parent-style-name="Text_20_body" style:list-style-name="L6">
      <style:text-properties officeooo:paragraph-rsid="0013f319"/>
    </style:style>
    <style:style style:name="P50" style:family="paragraph" style:parent-style-name="Text_20_body" style:list-style-name="L7">
      <style:text-properties officeooo:paragraph-rsid="0013f319"/>
    </style:style>
    <style:style style:name="P51" style:family="paragraph" style:parent-style-name="Text_20_body" style:list-style-name="L8">
      <style:text-properties officeooo:paragraph-rsid="00157b69"/>
    </style:style>
    <style:style style:name="P52" style:family="paragraph" style:parent-style-name="Text_20_body" style:list-style-name="L8">
      <style:text-properties officeooo:paragraph-rsid="001600af"/>
    </style:style>
    <style:style style:name="P53" style:family="paragraph" style:parent-style-name="Text_20_body">
      <style:text-properties officeooo:paragraph-rsid="001daca9"/>
    </style:style>
    <style:style style:name="P54" style:family="paragraph" style:parent-style-name="Text_20_body">
      <style:text-properties fo:language="en" fo:country="US" officeooo:rsid="001600af" officeooo:paragraph-rsid="001600af"/>
    </style:style>
    <style:style style:name="P55" style:family="paragraph" style:parent-style-name="Text_20_body">
      <style:text-properties fo:language="en" fo:country="US" officeooo:rsid="001de60a" officeooo:paragraph-rsid="001de60a"/>
    </style:style>
    <style:style style:name="P56" style:family="paragraph" style:parent-style-name="Text_20_body">
      <style:text-properties officeooo:rsid="0020bf2f" officeooo:paragraph-rsid="001daca9"/>
    </style:style>
    <style:style style:name="P57" style:family="paragraph" style:parent-style-name="Text_20_body">
      <style:text-properties officeooo:rsid="00231a19" officeooo:paragraph-rsid="00231a19"/>
    </style:style>
    <style:style style:name="P58" style:family="paragraph" style:parent-style-name="Text_20_body" style:list-style-name="L12">
      <style:text-properties officeooo:paragraph-rsid="0024d4ad"/>
    </style:style>
    <style:style style:name="P59" style:family="paragraph" style:parent-style-name="Text_20_body" style:list-style-name="L12">
      <style:text-properties officeooo:paragraph-rsid="0026aa5b"/>
    </style:style>
    <style:style style:name="P60" style:family="paragraph" style:parent-style-name="Text_20_body">
      <style:text-properties officeooo:paragraph-rsid="00263e69"/>
    </style:style>
    <style:style style:name="P61" style:family="paragraph" style:parent-style-name="Text_20_body" style:list-style-name="L12">
      <style:text-properties officeooo:rsid="0027e853" officeooo:paragraph-rsid="00306bf9"/>
    </style:style>
    <style:style style:name="P62" style:family="paragraph" style:parent-style-name="Text_20_body">
      <style:text-properties officeooo:rsid="0027e853" officeooo:paragraph-rsid="00306bf9"/>
    </style:style>
    <style:style style:name="P63" style:family="paragraph" style:parent-style-name="Text_20_body">
      <style:text-properties officeooo:paragraph-rsid="002a44a2"/>
    </style:style>
    <style:style style:name="P64" style:family="paragraph" style:parent-style-name="Text_20_body">
      <style:text-properties officeooo:paragraph-rsid="002c0bf9"/>
    </style:style>
    <style:style style:name="P65" style:family="paragraph" style:parent-style-name="Text_20_body">
      <style:text-properties officeooo:rsid="00306bf9" officeooo:paragraph-rsid="00306bf9"/>
    </style:style>
    <style:style style:name="P66" style:family="paragraph" style:parent-style-name="Text_20_body">
      <style:text-properties officeooo:rsid="0030f323" officeooo:paragraph-rsid="0030f323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 fo:background-color="#ffff00" loext:char-shading-value="0"/>
    </style:style>
    <style:style style:name="T4" style:family="text">
      <style:text-properties fo:language="en" fo:country="US" officeooo:rsid="0004ccc3" fo:background-color="#ffff00" loext:char-shading-value="0"/>
    </style:style>
    <style:style style:name="T5" style:family="text">
      <style:text-properties fo:language="en" fo:country="US" officeooo:rsid="001600af"/>
    </style:style>
    <style:style style:name="T6" style:family="text">
      <style:text-properties fo:language="en" fo:country="US" officeooo:rsid="0013f319"/>
    </style:style>
    <style:style style:name="T7" style:family="text">
      <style:text-properties fo:language="en" fo:country="US" officeooo:rsid="001c1e85"/>
    </style:style>
    <style:style style:name="T8" style:family="text">
      <style:text-properties fo:language="en" fo:country="US" officeooo:rsid="001de60a"/>
    </style:style>
    <style:style style:name="T9" style:family="text">
      <style:text-properties fo:language="en" fo:country="US" officeooo:rsid="00206ce1"/>
    </style:style>
    <style:style style:name="T10" style:family="text">
      <style:text-properties fo:language="en" fo:country="US" officeooo:rsid="00263e69"/>
    </style:style>
    <style:style style:name="T11" style:family="text">
      <style:text-properties fo:language="en" fo:country="US" officeooo:rsid="0026aa5b"/>
    </style:style>
    <style:style style:name="T12" style:family="text">
      <style:text-properties fo:language="en" fo:country="US" officeooo:rsid="002c0bf9"/>
    </style:style>
    <style:style style:name="T13" style:family="text">
      <style:text-properties officeooo:rsid="00084f92" fo:background-color="#ffff00" loext:char-shading-value="0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a69c9"/>
    </style:style>
    <style:style style:name="T16" style:family="text">
      <style:text-properties fo:language="ru" fo:country="RU" officeooo:rsid="000d8a5c"/>
    </style:style>
    <style:style style:name="T17" style:family="text">
      <style:text-properties fo:language="ru" fo:country="RU" officeooo:rsid="000f35d2"/>
    </style:style>
    <style:style style:name="T18" style:family="text">
      <style:text-properties fo:language="ru" fo:country="RU" officeooo:rsid="00127e34"/>
    </style:style>
    <style:style style:name="T19" style:family="text">
      <style:text-properties fo:language="ru" fo:country="RU" officeooo:rsid="0013f319"/>
    </style:style>
    <style:style style:name="T20" style:family="text">
      <style:text-properties fo:language="ru" fo:country="RU" officeooo:rsid="00157b69"/>
    </style:style>
    <style:style style:name="T21" style:family="text">
      <style:text-properties fo:language="ru" fo:country="RU" officeooo:rsid="0016d9f4"/>
    </style:style>
    <style:style style:name="T22" style:family="text">
      <style:text-properties fo:language="ru" fo:country="RU" officeooo:rsid="001600af"/>
    </style:style>
    <style:style style:name="T23" style:family="text">
      <style:text-properties fo:language="ru" fo:country="RU" officeooo:rsid="001b1db0"/>
    </style:style>
    <style:style style:name="T24" style:family="text">
      <style:text-properties fo:language="ru" fo:country="RU" officeooo:rsid="001b9db8"/>
    </style:style>
    <style:style style:name="T25" style:family="text">
      <style:text-properties fo:language="ru" fo:country="RU" officeooo:rsid="001c1e85"/>
    </style:style>
    <style:style style:name="T26" style:family="text">
      <style:text-properties fo:language="ru" fo:country="RU" officeooo:rsid="001daca9"/>
    </style:style>
    <style:style style:name="T27" style:family="text">
      <style:text-properties fo:language="ru" fo:country="RU" officeooo:rsid="001de60a"/>
    </style:style>
    <style:style style:name="T28" style:family="text">
      <style:text-properties fo:language="ru" fo:country="RU" officeooo:rsid="00229f19"/>
    </style:style>
    <style:style style:name="T29" style:family="text">
      <style:text-properties fo:language="ru" fo:country="RU" officeooo:rsid="0024d4ad"/>
    </style:style>
    <style:style style:name="T30" style:family="text">
      <style:text-properties fo:language="ru" fo:country="RU" officeooo:rsid="0026aa5b"/>
    </style:style>
    <style:style style:name="T31" style:family="text">
      <style:text-properties fo:language="ru" fo:country="RU" officeooo:rsid="002a44a2"/>
    </style:style>
    <style:style style:name="T32" style:family="text">
      <style:text-properties fo:language="ru" fo:country="RU" officeooo:rsid="002c0bf9"/>
    </style:style>
    <style:style style:name="T33" style:family="text">
      <style:text-properties fo:language="ru" fo:country="RU" officeooo:rsid="002e0216"/>
    </style:style>
    <style:style style:name="T34" style:family="text">
      <style:text-properties fo:language="ru" fo:country="RU" officeooo:rsid="002e2f2b"/>
    </style:style>
    <style:style style:name="T35" style:family="text">
      <style:text-properties officeooo:rsid="000ce7e8"/>
    </style:style>
    <style:style style:name="T36" style:family="text">
      <style:text-properties style:text-position="super 58%" fo:language="en" fo:country="US" officeooo:rsid="000ce7e8"/>
    </style:style>
    <style:style style:name="T37" style:family="text">
      <style:text-properties style:text-position="super 58%" fo:language="en" fo:country="US" officeooo:rsid="001de60a"/>
    </style:style>
    <style:style style:name="T38" style:family="text">
      <style:text-properties style:text-position="super 58%" fo:language="en" fo:country="US" officeooo:rsid="002c0bf9"/>
    </style:style>
    <style:style style:name="T39" style:family="text">
      <style:text-properties style:text-position="super 58%" style:font-name="Liberation Serif" fo:language="en" fo:country="US" officeooo:rsid="00263e69"/>
    </style:style>
    <style:style style:name="T40" style:family="text">
      <style:text-properties officeooo:rsid="000d8a5c"/>
    </style:style>
    <style:style style:name="T41" style:family="text">
      <style:text-properties style:text-position="0% 100%" officeooo:rsid="000d8a5c"/>
    </style:style>
    <style:style style:name="T42" style:family="text">
      <style:text-properties style:text-position="0% 100%" fo:language="en" fo:country="US" officeooo:rsid="001de60a"/>
    </style:style>
    <style:style style:name="T43" style:family="text">
      <style:text-properties style:text-position="0% 100%" fo:language="en" fo:country="US" officeooo:rsid="00206ce1"/>
    </style:style>
    <style:style style:name="T44" style:family="text">
      <style:text-properties style:text-position="0% 100%" fo:language="ru" fo:country="RU" officeooo:rsid="00206ce1"/>
    </style:style>
    <style:style style:name="T45" style:family="text">
      <style:text-properties style:text-position="0% 100%" style:font-name="Liberation Serif" fo:language="en" fo:country="US" officeooo:rsid="00263e69"/>
    </style:style>
    <style:style style:name="T46" style:family="text">
      <style:text-properties style:text-position="0% 100%" style:font-name="Liberation Serif" fo:language="ru" fo:country="RU"/>
    </style:style>
    <style:style style:name="T47" style:family="text">
      <style:text-properties style:text-position="0% 100%" style:font-name="Liberation Serif" fo:language="ru" fo:country="RU" officeooo:rsid="00263e69"/>
    </style:style>
    <style:style style:name="T48" style:family="text">
      <style:text-properties style:text-position="0% 100%" style:font-name="Liberation Serif" fo:language="ru" fo:country="RU" officeooo:rsid="0026aa5b"/>
    </style:style>
    <style:style style:name="T49" style:family="text">
      <style:text-properties style:text-position="0% 100%" style:font-name="Liberation Serif" fo:language="ru" fo:country="RU" officeooo:rsid="002f0b3f"/>
    </style:style>
    <style:style style:name="T50" style:family="text">
      <style:text-properties officeooo:rsid="00127e34"/>
    </style:style>
    <style:style style:name="T51" style:family="text">
      <style:text-properties officeooo:rsid="0013f319"/>
    </style:style>
    <style:style style:name="T52" style:family="text">
      <style:text-properties officeooo:rsid="0016d9f4"/>
    </style:style>
    <style:style style:name="T53" style:family="text">
      <style:text-properties officeooo:rsid="0017e4b9"/>
    </style:style>
    <style:style style:name="T54" style:family="text">
      <style:text-properties officeooo:rsid="0019aac5"/>
    </style:style>
    <style:style style:name="T55" style:family="text">
      <style:text-properties style:font-name="Liberation Sans" fo:font-size="18.2000007629395pt" fo:language="ru" fo:country="RU" fo:font-weight="bold" officeooo:rsid="001b1db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6" style:family="text">
      <style:text-properties style:font-name="Liberation Sans" fo:font-size="16.1000003814697pt" fo:language="ru" fo:country="RU" fo:font-weight="bold" officeooo:rsid="001b9d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7" style:family="text">
      <style:text-properties style:font-name="Liberation Sans" fo:font-size="18.2000007629395pt" fo:language="ru" fo:country="RU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8" style:family="text">
      <style:text-properties style:font-name="Liberation Serif1" fo:language="en" fo:country="US" officeooo:rsid="0024d4ad"/>
    </style:style>
    <style:style style:name="T59" style:family="text">
      <style:text-properties style:font-name="Liberation Serif" fo:language="en" fo:country="US" officeooo:rsid="0024d4ad"/>
    </style:style>
    <style:style style:name="T60" style:family="text">
      <style:text-properties officeooo:rsid="002c0bf9"/>
    </style:style>
    <style:style style:name="T61" style:family="text">
      <style:text-properties style:font-name="sans-serif" fo:font-size="12pt"/>
    </style:style>
    <style:style style:name="T62" style:family="text">
      <style:text-properties style:font-name="serif" fo:font-size="11.3999996185303pt"/>
    </style:style>
    <style:style style:name="T63" style:family="text">
      <style:text-properties style:font-name="serif" fo:font-size="11.3999996185303pt" fo:language="ru" fo:country="RU"/>
    </style:style>
    <style:style style:name="T64" style:family="text">
      <style:text-properties style:font-name="serif" fo:font-size="11.3999996185303pt" fo:language="ru" fo:country="RU" officeooo:rsid="002e2f2b"/>
    </style:style>
    <style:style style:name="T65" style:family="text">
      <style:text-properties style:font-name="serif" fo:font-size="11.3999996185303pt" fo:language="ru" fo:country="RU" officeooo:rsid="0032d3cb"/>
    </style:style>
    <style:style style:name="T66" style:family="text">
      <style:text-properties style:font-name="serif" fo:font-size="11.3999996185303pt" fo:language="en" fo:country="US" officeooo:rsid="002e2f2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  <text:p text:style-name="P18"><text:a xlink:type="simple" xlink:href="#__RefHeading___Toc95_542576277" text:style-name="Index_20_Link" text:visited-style-name="Index_20_Link">Актуальность проблемы<text:tab/>4</text:a></text:p>
          <text:p text:style-name="P18"><text:a xlink:type="simple" xlink:href="#__RefHeading___Toc425_2611989276" text:style-name="Index_20_Link" text:visited-style-name="Index_20_Link">Причины и условия для создания микросетей<text:tab/>4</text:a></text:p>
          <text:p text:style-name="P18"><text:a xlink:type="simple" xlink:href="#__RefHeading___Toc427_2611989276" text:style-name="Index_20_Link" text:visited-style-name="Index_20_Link">Преимущества и недостатки развития цифровой системы для ее участников<text:tab/>5</text:a></text:p>
          <text:p text:style-name="P19"><text:a xlink:type="simple" xlink:href="#__RefHeading___Toc429_2611989276" text:style-name="Index_20_Link" text:visited-style-name="Index_20_Link">Последствия и риски для потребителей энергии<text:tab/>5</text:a></text:p>
          <text:p text:style-name="P19"><text:a xlink:type="simple" xlink:href="#__RefHeading___Toc431_2611989276" text:style-name="Index_20_Link" text:visited-style-name="Index_20_Link">Последствия для производителей энергии<text:tab/>5</text:a></text:p>
          <text:p text:style-name="P19"><text:a xlink:type="simple" xlink:href="#__RefHeading___Toc433_2611989276" text:style-name="Index_20_Link" text:visited-style-name="Index_20_Link">Последствия для электросетевых компаний<text:tab/>6</text:a></text:p>
          <text:p text:style-name="P19"><text:a xlink:type="simple" xlink:href="#__RefHeading___Toc435_2611989276" text:style-name="Index_20_Link" text:visited-style-name="Index_20_Link">Последствия для рынка электроэнергетики<text:tab/>6</text:a></text:p>
          <text:p text:style-name="P19"><text:a xlink:type="simple" xlink:href="#__RefHeading___Toc437_2611989276" text:style-name="Index_20_Link" text:visited-style-name="Index_20_Link">Последствия для российской экономики<text:tab/>7</text:a></text:p>
          <text:p text:style-name="P2"><text:a xlink:type="simple" xlink:href="#__RefHeading___Toc439_2611989276" text:style-name="Index_20_Link" text:visited-style-name="Index_20_Link">Компоненты микросети<text:tab/>9</text:a></text:p>
          <text:p text:style-name="P18"><text:a xlink:type="simple" xlink:href="#__RefHeading___Toc441_2611989276" text:style-name="Index_20_Link" text:visited-style-name="Index_20_Link">Генерация электроэнергии<text:tab/>9</text:a></text:p>
          <text:p text:style-name="P18"><text:a xlink:type="simple" xlink:href="#__RefHeading___Toc443_2611989276" text:style-name="Index_20_Link" text:visited-style-name="Index_20_Link">Приборы учета и сбора информации<text:tab/>9</text:a></text:p>
          <text:p text:style-name="P18"><text:a xlink:type="simple" xlink:href="#__RefHeading___Toc445_2611989276" text:style-name="Index_20_Link" text:visited-style-name="Index_20_Link">Методы управления энергосистемой<text:tab/>9</text:a></text:p>
          <text:p text:style-name="P18"><text:a xlink:type="simple" xlink:href="#__RefHeading___Toc447_2611989276" text:style-name="Index_20_Link" text:visited-style-name="Index_20_Link">Потребители<text:tab/>9</text:a></text:p>
          <text:p text:style-name="P2"><text:a xlink:type="simple" xlink:href="#__RefHeading___Toc97_542576277" text:style-name="Index_20_Link" text:visited-style-name="Index_20_Link">Библиографический список:<text:tab/>10</text:a></text:p>
        </text:index-body>
      </text:table-of-content>
      <text:h text:style-name="P20" text:outline-level="1"/>
      <text:h text:style-name="P22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3">(</text:span><text:span text:style-name="T13">Разве уже не существует рынка сбыта электроэнергии? Это ведь уже система. Необходимо изучить и откорректировать.</text:span><text:span text:style-name="T3">)</text:span><text:span text:style-name="T4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27" text:outline-level="2"><text:bookmark-start text:name="__RefHeading___Toc95_542576277"/>Актуальность проблемы<text:bookmark-end text:name="__RefHeading___Toc95_542576277"/></text:h>
      <text:p text:style-name="P4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36">[1]</text:span></text:p>
      <text:p text:style-name="P4"><text:tab/>Одними из самых значимых вызовов развития электроэнергетики являются:</text:p>
      <text:list xml:id="list3654638782" text:style-name="L1">
        <text:list-item>
          <text:p text:style-name="P30">Ежегодный рост потребления электроэнергии;</text:p>
        </text:list-item>
        <text:list-item>
          <text:p text:style-name="P44"><text:span text:style-name="T15">Н</text:span><text:span text:style-name="T14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31">Недостаточная эффективность существующих систем;</text:p>
        </text:list-item>
        <text:list-item>
          <text:p text:style-name="P30">Текущая и потенциальная экологическая обстановка;</text:p>
        </text:list-item>
        <text:list-item>
          <text:p text:style-name="P30">Необходимость электрификации отдаленных регионов.</text:p>
        </text:list-item>
      </text:list>
      <text:p text:style-name="P5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35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36">[2] </text:span><text:span text:style-name="T41">Благодаря цифровизации появится возможность для глубокой децентрализации энергосистемы. </text:span></text:p>
      <text:p text:style-name="Text_20_body"><text:tab/><text:span text:style-name="T16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16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17">искусственного</text:span><text:span text:style-name="T16"> интеллекта для автоматического управления технологическими проце</text:span><text:span text:style-name="T17">с</text:span><text:span text:style-name="T16">сами и коммерческими отношениями.</text:span></text:p>
      <text:p text:style-name="P32"/>
      <text:h text:style-name="Heading_20_2" text:outline-level="2"><text:bookmark-start text:name="__RefHeading___Toc425_2611989276"/><text:span text:style-name="T16">П</text:span><text:span text:style-name="T24">ри</text:span><text:span text:style-name="T28">чины</text:span><text:span text:style-name="T24"> и условия для </text:span><text:span text:style-name="T28">использования</text:span><text:span text:style-name="T24"> микросетей</text:span><text:bookmark-end text:name="__RefHeading___Toc425_2611989276"/></text:h>
      <text:p text:style-name="Text_20_body"><text:span text:style-name="T28">Основным преимуществом микросетей является возможность их автономной работы. Это преимущество позволяет создавать микросети там, где центральное электро- или теплоснабжение недоступны.</text:span></text:p>
      <text:p text:style-name="Text_20_body"><text:span text:style-name="T28">Удаленные от крупных городов села, предприятия добывающей промышленности, военные базы и прочие объекты нуждаются в надежном и качественном энергоснабжении. </text:span></text:p>
      <text:p text:style-name="P57"><text:soft-page-break/><text:span text:style-name="T14">Основными источниками энергии для микроэнергосети, зачастую, являются возобновляемые источники энергии. Это накладывает ограничения на местность в которой может располагаться микроэнергосеть.</text:span></text:p>
      <text:p text:style-name="P57"><text:span text:style-name="T14">Каждый вид возобновляемого источника энергии имеет свои требования к окружающим условиям, основными являются:</text:span></text:p>
      <text:list xml:id="list2247997019" text:style-name="L12">
        <text:list-item>
          <text:p text:style-name="P58"><text:span text:style-name="T29">Для ВЭУ, основными ограничениями являются температура воздуха и скорость ветра. Минимальная температура</text:span><text:span text:style-name="T29"> </text:span><text:span text:style-name="T11">н</text:span><text:span text:style-name="T30">а </text:span><text:span text:style-name="T30">которой могут работать ВЭУ класса УХЛ</text:span><text:span text:style-name="T29"> -50 </text:span><text:span text:style-name="T58">°</text:span><text:span text:style-name="T59">C. </text:span><text:span text:style-name="T39">[6]</text:span><text:span text:style-name="T45"> </text:span><text:span text:style-name="T47">Минимальной скоростью ветра, для небольших ветроустановок является — 2м/с, чем мощнее установка, тем выше минимальная скорость ветра. Порывы скоростей больше 25 — 30 м/с могут привести к разрушению ветроустановки.</text:span></text:p>
        </text:list-item>
        <text:list-item>
          <text:p text:style-name="P59"><text:span text:style-name="T47">Д</text:span><text:span text:style-name="T48">ля фотоэлектрических преобразователей и солнечных коллекторов необходима солнечная радиация. Чем ближе к полюсам, там меньше энергии будут вырабатывать солнечные панели. Поэтому их использование в холодных регионах не целесообразно.</text:span></text:p>
        </text:list-item>
        <text:list-item>
          <text:p text:style-name="P61"><text:span text:style-name="T48">Д</text:span><text:span text:style-name="T46">ля биогазовых установок необходимо биологическое топливо. Биогазовые установки работают в тандеме с сельскохозяйственными предприятиями, где содержится крупный рогатый скот.</text:span></text:p>
        </text:list-item>
      </text:list>
      <text:p text:style-name="P62"><text:span text:style-name="T49">Помимо прочего, стоит упомянуть, что в процессе выработки энергии, солнечные или ветряные установки не выделяют углекислый газ или другие вредные, для окружающей среды, вещества. В связи с ужесточением природоохранных законов во многих развитых странах, использование микроэнергесетей с ВЭУ может стать возможностью уменьшить выбросы парниковых газов.</text:span></text:p>
      <text:p text:style-name="P65"><text:span text:style-name="T49">Т</text:span><text:span text:style-name="T46">акже, одной из причин для использования микроэнергосетей является высокая вероятность природных катастроф. В случаях ураганов, потопов или любых других природных катаклизмов, микроэнергосети могут переходить в изолированный режим, что позволит сохранить энергоснабжение в незатронутых катастрофой сетях. Кроме того, микроэнергосети могут смягчить последствия каскадных отключений, которые часто происходят в тааких ситуациях.</text:span></text:p>
      <text:h text:style-name="P28" text:outline-level="2"><text:bookmark-start text:name="__RefHeading___Toc427_2611989276"/>Преимущества и недостатки <text:span text:style-name="T50">развития</text:span> цифровой системы <text:span text:style-name="T50">для ее участников</text:span><text:bookmark-end text:name="__RefHeading___Toc427_2611989276"/></text:h>
      <text:p text:style-name="P8"><text:tab/>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. <text:span text:style-name="T5">[4]</text:span></text:p>
      <text:h text:style-name="P29" text:outline-level="3"><text:bookmark-start text:name="__RefHeading___Toc429_2611989276"/>П<text:span text:style-name="T18">оследствия</text:span> и риски для потребителей <text:span text:style-name="T18">энергии</text:span><text:bookmark-end text:name="__RefHeading___Toc429_2611989276"/></text:h>
      <text:p text:style-name="P8"><text:tab/>Типовые положительные эффекты для <text:span text:style-name="T50">активных и пассивных</text:span> потребителей энергии:</text:p>
      <text:list xml:id="list1434642057" text:style-name="L2">
        <text:list-item>
          <text:p text:style-name="P33"><text:span text:style-name="T52">у</text:span>меньшение неопределенностей производства энергии позволит улучшить качество энергии в долгосрочной перспективе;</text:p>
        </text:list-item>
        <text:list-item>
          <text:p text:style-name="P33"><text:span text:style-name="T52">с</text:span>нижение затрат на электроэнергии и мощность, по сравнению с покупкой из общей сети;</text:p>
        </text:list-item>
        <text:list-item>
          <text:p text:style-name="P34"><text:span text:style-name="T52">г</text:span>ибкость выбора, расширение возможностей для потребительского выбора;</text:p>
        </text:list-item>
        <text:list-item>
          <text:p text:style-name="P45"><text:span text:style-name="T21">в</text:span><text:span text:style-name="T18">ыход на рынок электрической и тепловой энергии в качестве независимого поставщика;</text:span></text:p>
        </text:list-item>
        <text:list-item>
          <text:p text:style-name="P45"><text:span text:style-name="T21">у</text:span><text:span text:style-name="T18">частие в агрегированных объединениях распределенных энергетических ресурсов (виртуальных электростанциях).</text:span></text:p>
        </text:list-item>
      </text:list>
      <text:p text:style-name="P9"><text:tab/>Риски и дополнительные затраты для активных и пассивных потребителей:</text:p>
      <text:list xml:id="list3973085257" text:style-name="L3">
        <text:list-item>
          <text:p text:style-name="P46"><text:span text:style-name="T21">н</text:span><text:span text:style-name="T18">еобходимость организационных изменений — развитие и поддержание соответствующих компетенций для нового вида деятельности;</text:span></text:p>
        </text:list-item>
        <text:list-item>
          <text:p text:style-name="P46"><text:span text:style-name="T21">в</text:span><text:span text:style-name="T18">ысокие инвестиционные риски проектов распределенной энергетики</text:span></text:p>
        </text:list-item>
        <text:list-item>
          <text:p text:style-name="P46"><text:span text:style-name="T21">д</text:span><text:span text:style-name="T18">ополнительные затраты по резервированию — в случае, когда резервирование от централизованной энергетики не осуществляется.</text:span></text:p>
        </text:list-item>
        <text:list-item>
          <text:p text:style-name="P46"><text:span text:style-name="T21">р</text:span><text:span text:style-name="T18">ост сетевой составляющей стоимости электроэнергии - в случае сохранения существующей практики «ухода» потребителей на собственную генерацию с перекладыванием части затрат на содержание электрических сетей на оставшихся потребителей;</text:span></text:p>
        </text:list-item>
        <text:list-item>
          <text:p text:style-name="P46"><text:span text:style-name="T21">с</text:span><text:span text:style-name="T18">нижение надежности энергоснабжения — в случае ошибок в технической интеграции распределенных источников в централизованную энергосистему.</text:span></text:p>
        </text:list-item>
      </text:list>
      <text:h text:style-name="Heading_20_3" text:outline-level="3"><text:bookmark-start text:name="__RefHeading___Toc431_2611989276"/><text:span text:style-name="T18">Последствия</text:span> для производителей энергии<text:bookmark-end text:name="__RefHeading___Toc431_2611989276"/></text:h>
      <text:p text:style-name="P9"><text:tab/>Децентрализация энергетики может дать производителям энергии (при условии их вовлечения в процесс) следующие преимущества:</text:p>
      <text:list xml:id="list1262919600" text:style-name="L4">
        <text:list-item>
          <text:p text:style-name="P47"><text:span text:style-name="T21">о</text:span><text:span text:style-name="T18">птимизация капиталовложений и инвестиционных ресурсов, диверсификация деятельности на разных рынках в разных режимах ценообразования;</text:span></text:p>
        </text:list-item>
        <text:list-item>
          <text:p text:style-name="P47"><text:span text:style-name="T21">р</text:span><text:span text:style-name="T18">ост рентабельности за счет проектов в распределенной генерации, в особенности когенерации с гарантированным рынком сбыта;</text:span></text:p>
        </text:list-item>
        <text:list-item>
          <text:p text:style-name="P47"><text:soft-page-break/><text:span text:style-name="T21">с</text:span><text:span text:style-name="T18">ильная конкурентная позиция по сравнению с новыми инвесторами — максимальный отраслевой опыт по сравнению с другими игроками;</text:span></text:p>
        </text:list-item>
        <text:list-item>
          <text:p text:style-name="P47"><text:span text:style-name="T21">о</text:span><text:span text:style-name="T18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9"><text:tab/>Недостатки и риски для производителей энергии:</text:p>
      <text:list xml:id="list2683556954" text:style-name="L5">
        <text:list-item>
          <text:p text:style-name="P48"><text:span text:style-name="T21">р</text:span><text:span text:style-name="T18">иски для основного бизнеса — сокращение объемов потвого рынка, снижение востребованности мощностей крупных станций, снижение КИУМ, сокращение количества перспективных крупных инвестиционных проектов, объемов инвестиционных программ, снижение выручки на оптовом рынке;</text:span></text:p>
        </text:list-item>
        <text:list-item>
          <text:p text:style-name="P48"><text:span text:style-name="T21">у</text:span><text:span text:style-name="T18">силение конкуренции с другими производителями (включая новых игроков)</text:span></text:p>
        </text:list-item>
        <text:list-item>
          <text:p text:style-name="P48"><text:span text:style-name="T21">н</text:span><text:span text:style-name="T18">еобходимость корректировки бизнес-моделей, проведения организационных изменений.</text:span></text:p>
        </text:list-item>
      </text:list>
      <text:h text:style-name="Heading_20_3" text:outline-level="3"><text:bookmark-start text:name="__RefHeading___Toc433_2611989276"/>Последствия для электросетевых компаний<text:bookmark-end text:name="__RefHeading___Toc433_2611989276"/></text:h>
      <text:p text:style-name="Text_20_body"><text:tab/><text:span text:style-name="T18">Преимущества и положительные эффекты:</text:span></text:p>
      <text:list xml:id="list2578750222" text:style-name="L6">
        <text:list-item>
          <text:p text:style-name="P49"><text:span text:style-name="T21">у</text:span><text:span text:style-name="T19">величение активности в распределительных сетях, рост количества подключений (особенно в случаях, когда объекты распределенной энергетики работают не в «острове») - рост числа платежей за присоединение, платы за резервирование;</text:span></text:p>
        </text:list-item>
        <text:list-item>
          <text:p text:style-name="P49"><text:span text:style-name="T21">в</text:span><text:span text:style-name="T19">озможности развивать новые виды бизнеса с использованием своих активов (например, услуги по управлению распределенными источниками энергии), качественного их улучшения в направлении </text:span><text:span text:style-name="T6">Smart Grid, </text:span><text:span text:style-name="T19">развития функций, свойственных </text:span><text:span text:style-name="T6">Distribution System Operators (DSO).</text:span></text:p>
        </text:list-item>
        <text:list-item>
          <text:p text:style-name="P49"><text:span text:style-name="T21">о</text:span><text:span text:style-name="T19">ткрытие стратегических перспектив экспорта моделей и практик на растущем глобальном рынке распределенной энергетики.</text:span></text:p>
        </text:list-item>
      </text:list>
      <text:p text:style-name="P10"><text:tab/>Недостатки и риски:</text:p>
      <text:list xml:id="list1161870330" text:style-name="L7">
        <text:list-item>
          <text:p text:style-name="P50"><text:span text:style-name="T21">с</text:span><text:span text:style-name="T19">нижение полезного отпуска и объемов передачи электроэнергии по существующим сетям, особенно магистральным, уменьшение выручки, сокращение инвестиционных программ в традиционных направлениях;</text:span></text:p>
        </text:list-item>
        <text:list-item>
          <text:p text:style-name="P50"><text:span text:style-name="T21">т</text:span><text:span text:style-name="T19">ехнологические трудности интеграции малых генераторов в систему (включая их влияние на надежность), необходимость капитальных затрат на модернизацию распределительных сетей, защит, автоматики и т.д.</text:span></text:p>
        </text:list-item>
        <text:list-item>
          <text:p text:style-name="P50"><text:span text:style-name="T21">н</text:span><text:span text:style-name="T19">еобходимость приобретения и развития новых компетенций.</text:span></text:p>
        </text:list-item>
      </text:list>
      <text:h text:style-name="Heading_20_3" text:outline-level="3"><text:bookmark-start text:name="__RefHeading___Toc435_2611989276"/>Последствия для рынка электроэнергетики<text:bookmark-end text:name="__RefHeading___Toc435_2611989276"/></text:h>
      <text:p text:style-name="P15"><text:span text:style-name="T19"><text:tab/>Преимущества и п</text:span><text:span text:style-name="T20">оложительные эффекты </text:span><text:span text:style-name="T19">для рынка в целом:</text:span></text:p>
      <text:list xml:id="list2577064156" text:style-name="L8">
        <text:list-item>
          <text:p text:style-name="P51"><text:span text:style-name="T21">с</text:span><text:span text:style-name="T20">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</text:span></text:p>
        </text:list-item>
        <text:list-item>
          <text:p text:style-name="P51"><text:soft-page-break/><text:span text:style-name="T21">п</text:span><text:span text:style-name="T20">овышение эффективности загрузки генерирующих мощностей за счет их непосредственной связи с конечными потребителями ;</text:span></text:p>
        </text:list-item>
        <text:list-item>
          <text:p text:style-name="P52"><text:span text:style-name="T21">в</text:span><text:span text:style-name="T22">ыравнивание графиков нагрузки с помощью технологий управления спросом, облегчение управления режимами энергосистемы и оборудования;</text:span></text:p>
        </text:list-item>
        <text:list-item>
          <text:p text:style-name="P52"><text:span text:style-name="T21">с</text:span><text:span text:style-name="T22">окращение потерь при передаче энергии (особенно в магистральных сетях);</text:span></text:p>
        </text:list-item>
        <text:list-item>
          <text:p text:style-name="P35"><text:span text:style-name="T52">у</text:span>величение надежности — более быстрое восстановление электроснабжения после природных катаклизмов или кибератак. Общее снижение нагрузок в энергосистеме;</text:p>
        </text:list-item>
        <text:list-item>
          <text:p text:style-name="P52"><text:span text:style-name="T21">с</text:span><text:span text:style-name="T22">нижение общесистемных затрат за счет локальной ценности распределенных энергоресурсов и снижение объемов генерирующих и сетевых резервов, роста конкуренции в и</text:span><text:span text:style-name="T21">с</text:span><text:span text:style-name="T22">точниках </text:span><text:span text:style-name="T21">электроэнергии</text:span><text:span text:style-name="T22">, расширения возможностей для потребительского вы</text:span><text:span text:style-name="T21">б</text:span><text:span text:style-name="T22">ора и соответствующего снижения за счет этого;</text:span></text:p>
        </text:list-item>
        <text:list-item>
          <text:p text:style-name="P52"><text:span text:style-name="T21">у</text:span><text:span text:style-name="T22">странение диспропорций и искаженных экономических сигналов для участников рынка — в случае корректировки сложившейся модели рынка.</text:span></text:p>
        </text:list-item>
      </text:list>
      <text:p text:style-name="P11"><text:tab/>Недостатки и риски для рынка электроэнергетики:</text:p>
      <text:list xml:id="list1575328752" text:style-name="L9">
        <text:list-item>
          <text:p text:style-name="P36">Усложнение эн<text:span text:style-name="T52">ергосистемы и рыночного пространства с точки зрения диспетчеризации, управления, регулирования и контроля из-за появления тысяч малых генераторов накопителей, новых сервисов и контрагентов;</text:span></text:p>
        </text:list-item>
        <text:list-item>
          <text:p text:style-name="P37">изменения традиционного принципа централизованного планирования и перспективного развития в электроэнергетике;</text:p>
        </text:list-item>
        <text:list-item>
          <text:p text:style-name="P37">распределенность ответственности за надежность электроснабжения потребителей в случае отказов в распределительных сетях;</text:p>
        </text:list-item>
        <text:list-item>
          <text:p text:style-name="P37">ускорение ухода потребителей на собственную генерацию с перекладыванием их доли затрат на оставшихся потребителей (в случае отсутствия комплексного подхода и разбалансировки интересов <text:span text:style-name="T53">в сторону сохранения/усиления соответствующих стимулов для потребителя);</text:span></text:p>
        </text:list-item>
        <text:list-item>
          <text:p text:style-name="P38">необходимость серьезной корректировки устоявшейся модели рынка с внесением изменений в нормативно-правовую базу.</text:p>
        </text:list-item>
      </text:list>
      <text:h text:style-name="Heading_20_3" text:outline-level="3"><text:bookmark-start text:name="__RefHeading___Toc437_2611989276"/>Последствия для российской экономики<text:bookmark-end text:name="__RefHeading___Toc437_2611989276"/></text:h>
      <text:p text:style-name="P12"><text:tab/>Преимущества и польза для экономики:</text:p>
      <text:list xml:id="list2398227370" text:style-name="L10">
        <text:list-item>
          <text:p text:style-name="P39">рост конкурентоспособности промышленных, коммерческих потребителей и снижение финансовой нагрузки на бытовых потребителей при изменении условий энергоснабжения по цене, надежности и качеству поставляемой электроэнергии — и, как следствие, поддержка экономического роста;</text:p>
        </text:list-item>
        <text:list-item>
          <text:p text:style-name="P39">сдерживание роста тарифов и цен, на электроэнергию и мощность, оптимизация стоимости;</text:p>
        </text:list-item>
        <text:list-item>
          <text:p text:style-name="P39"><text:soft-page-break/>снижение энергоемкости ВВП, уменьшение выбросов — в случае замещения традиционных технологий генерации, развития когенерации, повышения эффективности работы сетей;</text:p>
        </text:list-item>
        <text:list-item>
          <text:p text:style-name="P39">создание центров спроса на инновации, рост инвестиций в новый технологический сектор электроэнергетики, включая импульс для инновационной активности в отраслях обрабатывающей промышленности, связи и коммуникаций, информационной индустрии;</text:p>
        </text:list-item>
        <text:list-item>
          <text:p text:style-name="P39">повышение привлекательности российского сектора электроэнергетики для инвесторов;</text:p>
        </text:list-item>
        <text:list-item>
          <text:p text:style-name="P39">появление российских компаний, способных развить новые компетенции и выйти на масштабный глобальный рынок оборудования и технологий.</text:p>
        </text:list-item>
      </text:list>
      <text:p text:style-name="P13"><text:tab/>Недостатки и риски для экономики:</text:p>
      <text:list xml:id="list995419867" text:style-name="L11">
        <text:list-item>
          <text:p text:style-name="P40">усложнение <text:span text:style-name="T54">энергетической отрасли как объекта государственного регулирования — кратное увеличение количества субъектов, отсутствие «единого центра ответственности»;</text:span></text:p>
        </text:list-item>
        <text:list-item>
          <text:p text:style-name="P41">социальная напряженность в случае роста цен на электроэнергию, увеличение числа отключений и аварий;</text:p>
        </text:list-item>
        <text:list-item>
          <text:p text:style-name="P41">проблема экономики моногородов при крупных тепловых электростанциях, которые могут выводиться из эксплуатации, а также при угольных предприятиях, технологически «завязанных» на конкретные электростанции.</text:p>
        </text:list-item>
      </text:list>
      <text:p text:style-name="P14"/>
      <text:h text:style-name="P23" text:outline-level="1"><text:span text:style-name="T57">Микроэнергосистемы</text:span></text:h>
      <text:h text:style-name="P26" text:outline-level="2">Определение микроэнергосистем</text:h>
      <text:p text:style-name="P53"><text:span text:style-name="T26"><text:tab/></text:span><text:span text:style-name="T27">Одним из определений микроэнергосистем</text:span><text:span text:style-name="T8"> </text:span><text:span text:style-name="T9">(Microgrid)</text:span><text:span text:style-name="T8"> </text:span><text:span text:style-name="T27">является — «Группа взаимосвязанных нагрузок и распределенных энергоресурсов, в четко определенных границах энергосистемы, которая ведет себя как управляемое звено в центральной энергосистеме. Микроэнергосистема имеет возможность работать как часть центральной энергосистемы, так и независимо в «островном» режиме.» </text:span><text:span text:style-name="T37">[5] </text:span></text:p>
      <text:p text:style-name="P53"><text:span text:style-name="T42"><text:tab/></text:span><text:span text:style-name="T44">Микроэнергосистемы являются ключевой частью </text:span><text:span text:style-name="T43">Smart Grid, </text:span><text:span text:style-name="T44">они необходимы для улучшения энергоэффективности и надежности, а также для создания возможности работы без подключения к центральной энергосистеме.</text:span></text:p>
      <text:p text:style-name="P56"><text:span text:style-name="T44"/></text:p>
      <text:h text:style-name="P21" text:outline-level="1"><text:bookmark-start text:name="__RefHeading___Toc439_2611989276"/><text:span text:style-name="T55">Компоненты микро</text:span>сети<text:bookmark-end text:name="__RefHeading___Toc439_2611989276"/></text:h>
      <text:p text:style-name="P14"><text:tab/>Современные электроэнергетические системы включают в себя не только различные источники электроэнергии и присоединенных к ним потребителям, но и системы управления. В настоящее время информационные технологии позволяют собирать огромное количество данных для оптимизации работы энергосистемы. Собранная информация, сама по себе не несет какой-либо значительной пользы. Для извлечения пользы из собранной информации используются аналитические методы, позволяющие улучшить работу энергосистемы. </text:p>
      <text:h text:style-name="Heading_20_2" text:outline-level="2"><text:bookmark-start text:name="__RefHeading___Toc441_2611989276"/><text:span text:style-name="T23">Г</text:span><text:span text:style-name="T14">енерация электроэнергии</text:span><text:bookmark-end text:name="__RefHeading___Toc441_2611989276"/></text:h>
      <text:p text:style-name="P43">Отсутствие подключения к централизованному энергоснабжению.</text:p>
      <text:p text:style-name="P43">Традиционные — Топливные генераторы, Когенерационные установки.</text:p>
      <text:p text:style-name="P43">Альтернативные — Солнечные панели, ветряки, биогаз и прочие источники</text:p>
      <text:p text:style-name="P43">Аккумулирование энергии?</text:p>
      <text:h text:style-name="P24" text:outline-level="2"><text:bookmark-start text:name="__RefHeading___Toc443_2611989276"/><text:span text:style-name="T14">Приборы </text:span><text:span text:style-name="T56">учета и сбора информации</text:span><text:bookmark-end text:name="__RefHeading___Toc443_2611989276"/></text:h>
      <text:p text:style-name="P63"><text:span text:style-name="T31">Умные приборы учета и сбора информации (счетчики) являются одной из основных опор для микроэнергосистем. Такие приборы собирают подробную информацию о потреблении электроэнергии и позволяют удаленно собирать данные для выставления счетов. Кроме того, информация приходящая из таких счетчиков играет важную роль в системе управления микроэнергосети. </text:span><text:span text:style-name="T38">[7]</text:span></text:p>
      <text:p text:style-name="P64"><text:span text:style-name="T32">Такой подход к сбору информации требует внедрения новых протоколов обмена информацией и новых инфраструктур сбора данных. </text:span><text:span text:style-name="T33">На заре развития, такие протоколы обмена данными были, в основном, закрытыми, поэтому разработка продвинутых систем сбора данных должны была решить широкий спектр проблем. </text:span><text:span text:style-name="T34">Тем не менее, процесс стандартизации решил проблемы с взаимосвязью между различным оборудованием и системами сбора. На данный момент, такие протоколы как </text:span><text:span text:style-name="T62">DLMS/COSEM</text:span><text:span text:style-name="T64">, </text:span><text:span text:style-name="T66">SML, M-Bus </text:span><text:span text:style-name="T64">находят широкое применение в микроэнергосетях.</text:span></text:p>
      <text:p text:style-name="P66"><text:span text:style-name="T64">Т</text:span><text:span text:style-name="T63">ехнологии сбора информации вместе с аналитическими системами, помогут лучше понять профиль использования электричества у каждого потребителя. Это позволит уменьшить стоимость электроэнергии и улучшить общее качество электроснабжения.</text:span></text:p>
      <text:h text:style-name="P25" text:outline-level="2"><text:bookmark-start text:name="__RefHeading___Toc445_2611989276"/>Методы управления энергосистемой<text:bookmark-end text:name="__RefHeading___Toc445_2611989276"/></text:h>
      <text:p text:style-name="P14"/>
      <text:h text:style-name="P25" text:outline-level="2"><text:bookmark-start text:name="__RefHeading___Toc447_2611989276"/>Потребители<text:bookmark-end text:name="__RefHeading___Toc447_2611989276"/></text:h>
      <text:p text:style-name="P17"><text:span text:style-name="T24">Х</text:span><text:span text:style-name="T14">арактер потребления. Тупо селюки или производство </text:span><text:span text:style-name="T7">+ </text:span><text:span text:style-name="T25">работяги</text:span><text:span text:style-name="T14">.</text:span></text:p>
      <text:p text:style-name="P16"/>
      <text:h text:style-name="P21" text:outline-level="1"><text:bookmark-start text:name="__RefHeading___Toc97_542576277"/>Библиографический список:<text:bookmark-end text:name="__RefHeading___Toc97_542576277"/></text:h>
      <text:p text:style-name="P6">1)Архитектура Интернета энергии, Центр Развития Цифровой Энергетики, 47 с., 2018</text:p>
      <text:p text:style-name="P7">2) План мероприятий («дорожная карта») «Энерджинет», На<text:span text:style-name="T51">ц</text:span>иональная технологическая инициатива, 2019</text:p>
      <text:p text:style-name="P6"><text:span text:style-name="T40">3</text:span>) Доклад о ре<text:span text:style-name="T51">а</text:span>лизации Энергетической стратегии России за период до 2030 года по итогам 2018 года, <text:span text:style-name="T40">64 с., 2018</text:span></text:p>
      <text:p text:style-name="P54">4) <text:span text:style-name="T14">Распределенная энергетика в России: потенциал развития</text:span></text:p>
      <text:p text:style-name="P55">5) DOE Microgrid Workshop Report, Office of Electricty Delivery and Energy Reliability Smart Grid R&amp;D Program, 32 <text:span text:style-name="T14">с., </text:span>2011</text:p>
      <text:p text:style-name="P60"><text:span text:style-name="T10">6) </text:span>ГОСТ Р 54418.1-2012</text:p>
      <text:p text:style-name="P64"><text:span text:style-name="T12">7) Smart Metering System for Microgrids, Palacios-Garcia, Emilio José; Guan, </text:span><text:span text:style-name="T61">IECON 2015</text:span> , <text:span text:style-name="T60">7 </text:span><text:span text:style-name="T32">с., </text:span><text:span text:style-name="T12">201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22T22:54:11.825000000</dc:date>
    <meta:editing-duration>PT10H48M21S</meta:editing-duration>
    <meta:editing-cycles>21</meta:editing-cycles>
    <meta:generator>LibreOffice/6.4.2.2$Windows_x86 LibreOffice_project/4e471d8c02c9c90f512f7f9ead8875b57fcb1ec3</meta:generator>
    <meta:document-statistic meta:table-count="0" meta:image-count="0" meta:object-count="0" meta:page-count="12" meta:paragraph-count="131" meta:word-count="1985" meta:character-count="16873" meta:non-whitespace-character-count="15023"/>
  </office:meta>
</office:document-meta>
</file>